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2])-LEN(SUBSTITUTE([.A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3])-LEN(SUBSTITUTE([.A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mouser.com/ProductDetail/Microchip-Technology-Micrel/MIC5365-28YD5-TR?qs=sGAEpiMZZMsGz1a6aV8DcNranXV84HMLsFpgqlLqvEI%3d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5])-LEN(SUBSTITUTE([.A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office:value-type="string" calcext:value-type="string">
            <text:p>https://octopart.com/search?q=2041119-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6])-LEN(SUBSTITUTE([.A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mouser.com/ProductDetail/ON-Semiconductor/NUP5120X6T1G?qs=ZXBb0xZ9WeCd0en2UlUvIA%3D%3D</text:p>
          </table:table-cell>
          <table:table-cell office:value-type="string" calcext:value-type="string">
            <text:p>https://octopart.com/search?q=NUP5120X6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mouser.com/ProductDetail/Nexperia/74LVC1G86GV125?qs=sGAEpiMZZMtMa9lbYwD6ZKUVY3zpSJbeKasMyTmLJUE%3d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9])-LEN(SUBSTITUTE([.A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11])-LEN(SUBSTITUTE([.A1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12])-LEN(SUBSTITUTE([.A1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14])-LEN(SUBSTITUTE([.A14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16])-LEN(SUBSTITUTE([.A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18])-LEN(SUBSTITUTE([.A18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9])-LEN(SUBSTITUTE([.A1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0])-LEN(SUBSTITUTE([.A20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3])-LEN(SUBSTITUTE([.A23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28])-LEN(SUBSTITUTE([.A28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9])-LEN(SUBSTITUTE([.A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0])-LEN(SUBSTITUTE([.A3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35])-LEN(SUBSTITUTE([.A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8])-LEN(SUBSTITUTE([.A3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41])-LEN(SUBSTITUTE([.A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44])-LEN(SUBSTITUTE([.A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51])-LEN(SUBSTITUTE([.A5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52])-LEN(SUBSTITUTE([.A5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54])-LEN(SUBSTITUTE([.A5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7])-LEN(SUBSTITUTE([.A5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9])-LEN(SUBSTITUTE([.A59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62])-LEN(SUBSTITUTE([.A62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64])-LEN(SUBSTITUTE([.A64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5])-LEN(SUBSTITUTE([.A65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7])-LEN(SUBSTITUTE([.A6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9])-LEN(SUBSTITUTE([.A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75])-LEN(SUBSTITUTE([.A7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76])-LEN(SUBSTITUTE([.A76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77])-LEN(SUBSTITUTE([.A7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8])-LEN(SUBSTITUTE([.A78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5])-LEN(SUBSTITUTE([.A85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6])-LEN(SUBSTITUTE([.A8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92])-LEN(SUBSTITUTE([.A92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93])-LEN(SUBSTITUTE([.A93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100])-LEN(SUBSTITUTE([.A10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101])-LEN(SUBSTITUTE([.A10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103])-LEN(SUBSTITUTE([.A10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7])-LEN(SUBSTITUTE([.A11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-A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180E03001 (M.2_Key_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6:46:15.163537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0T16:46:48.355483977</dc:date>
    <meta:editing-duration>PT7H28M18S</meta:editing-duration>
    <meta:editing-cycles>225</meta:editing-cycles>
    <meta:generator>LibreOffice/6.0.6.2$Linux_X86_64 LibreOffice_project/00$Build-2</meta:generator>
    <meta:document-statistic meta:table-count="1" meta:cell-count="1531" meta:object-count="0"/>
  </office:meta>
</office:document-meta>
</file>